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iberation Serif2" svg:font-family="'Liberation Serif'" style:font-family-generic="swiss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draw:stroke="dash" draw:stroke-dash="Double_20_Dash" svg:stroke-width="0.053cm" svg:stroke-color="#00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0.975cm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="Arrowheads_20_4" draw:marker-start-width="0.379cm" draw:marker-end="Arrowheads_20_4" draw:marker-end-width="0.379cm" draw:textarea-vertical-align="middle" fo:padding-top="0.151cm" fo:padding-bottom="0.151cm" fo:padding-left="0.276cm" fo:padding-right="0.276cm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742cm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fo:min-height="0.851cm"/>
      <style:paragraph-properties style:writing-mode="lr-tb"/>
    </style:style>
    <style:style style:name="gr7" style:family="graphic" style:parent-style-name="standard">
      <style:graphic-properties draw:stroke="none" draw:fill="none" fo:min-height="0.705cm"/>
      <style:paragraph-properties style:writing-mode="lr-tb"/>
    </style:style>
    <style:style style:name="gr8" style:family="graphic" style:parent-style-name="standard">
      <style:graphic-properties draw:stroke="none" draw:fill="none" fo:min-height="0.75cm"/>
      <style:paragraph-properties style:writing-mode="lr-tb"/>
    </style:style>
    <style:style style:name="gr9" style:family="graphic" style:parent-style-name="standard" style:list-style-name="L1">
      <style:graphic-properties draw:stroke="none" draw:fill="none" fo:min-height="1.407cm"/>
      <style:paragraph-properties style:writing-mode="lr-tb"/>
    </style:style>
    <style:style style:name="gr10" style:family="graphic" style:parent-style-name="standard">
      <style:graphic-properties svg:stroke-width="0.053cm" svg:stroke-color="#c9211e" draw:marker-start="Arrowheads_20_5" draw:marker-start-width="0.379cm" draw:marker-end="Arrowheads_20_6" draw:marker-end-width="0.379cm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ff8000" draw:marker-start="Arrowheads_20_7" draw:marker-start-width="0.379cm" draw:marker-end="Arrowheads_20_8" draw:marker-end-width="0.379cm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fo:min-height="1.40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1.31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69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638cm"/>
      <style:paragraph-properties style:writing-mode="lr-tb"/>
    </style:style>
    <style:style style:name="gr16" style:family="graphic" style:parent-style-name="standard" style:list-style-name="L1">
      <style:graphic-properties draw:stroke="none" draw:fill="none" fo:min-height="0.706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Liberation Serif"/>
    </style:style>
    <style:style style:name="P3" style:family="paragraph">
      <loext:graphic-properties draw:fill="none" draw:fill-color="#ffffff"/>
      <style:text-properties style:font-name="Liberation Serif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  <style:text-properties style:font-name="Liberation Serif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Liberation Serif"/>
    </style:style>
    <style:style style:name="P7" style:family="paragraph">
      <loext:graphic-properties draw:fill="none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indent="0cm"/>
    </style:style>
    <style:style style:name="P10" style:family="paragraph">
      <style:text-properties fo:color="#ff8000" loext:opacity="100%" style:font-name="Liberation Serif" fo:font-style="italic" style:font-style-asian="italic" style:font-style-complex="italic"/>
    </style:style>
    <style:style style:name="P11" style:family="paragraph">
      <loext:graphic-properties draw:fill="none" draw:fill-color="#ffffff"/>
      <style:text-properties fo:color="#ff8000" loext:opacity="100%" style:font-name="Liberation Serif" fo:font-style="italic" style:font-style-asian="italic" style:font-style-complex="italic"/>
    </style:style>
    <style:style style:name="P12" style:family="paragraph">
      <style:text-properties fo:color="#c9211e" loext:opacity="100%" style:font-name="Liberation Serif" fo:font-style="italic" style:font-style-asian="italic" style:font-style-complex="italic"/>
    </style:style>
    <style:style style:name="P13" style:family="paragraph">
      <loext:graphic-properties draw:fill="none" draw:fill-color="#ffffff"/>
      <style:text-properties fo:color="#c9211e" loext:opacity="100%" style:font-name="Liberation Serif" fo:font-style="italic" style:font-style-asian="italic" style:font-style-complex="italic"/>
    </style:style>
    <style:style style:name="P14" style:family="paragraph">
      <style:text-properties fo:color="#ff5429" loext:opacity="100%" style:font-name="Liberation Serif" fo:font-style="italic" style:font-style-asian="italic" style:font-style-complex="italic"/>
    </style:style>
    <style:style style:name="P15" style:family="paragraph">
      <loext:graphic-properties draw:fill="none" draw:fill-color="#ffffff"/>
      <style:text-properties fo:color="#ff5429" loext:opacity="100%" style:font-name="Liberation Serif" fo:font-style="italic" style:font-style-asian="italic" style:font-style-complex="italic"/>
    </style:style>
    <style:style style:name="T1" style:family="text">
      <style:text-properties style:text-position="0% 100%" style:font-name="Liberation Serif" fo:font-style="italic" style:font-style-asian="italic" style:font-style-complex="italic"/>
    </style:style>
    <style:style style:name="T2" style:family="text">
      <style:text-properties style:text-position="-8% 58%" style:font-name="Liberation Serif"/>
    </style:style>
    <style:style style:name="T3" style:family="text">
      <style:text-properties style:text-position="0% 100%" style:font-name="Liberation Serif" fo:font-style="italic" style:font-name-asian="Liberation Serif1" style:font-style-asian="italic" style:font-name-complex="Liberation Serif1" style:font-style-complex="italic"/>
    </style:style>
    <style:style style:name="T4" style:family="text">
      <style:text-properties style:text-position="33% 58%" style:font-name="Liberation Serif" style:font-name-asian="Liberation Serif1" style:font-name-complex="Liberation Serif1"/>
    </style:style>
    <style:style style:name="T5" style:family="text">
      <style:text-properties style:text-position="-8% 58%" style:font-name="Liberation Serif" style:font-name-asian="Liberation Serif1" style:font-name-complex="Liberation Serif1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1" fo:font-size="18pt" fo:text-shadow="none" style:text-underline-style="none" fo:font-weight="normal" style:letter-kerning="true" style:font-name-asian="Liberation Serif1" style:font-size-asian="18pt" style:font-weight-asian="normal" style:font-name-complex="Liberation Serif1" style:font-size-complex="18pt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8pt" fo:font-style="italic" fo:text-shadow="none" style:text-underline-style="none" fo:font-weight="normal" style:letter-kerning="true" style:font-name-asian="Liberation Serif1" style:font-size-asian="18pt" style:font-style-asian="italic" style:font-weight-asian="normal" style:font-name-complex="Liberation Serif1" style:font-size-complex="18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style:text-position="0% 100%" style:font-name="Liberation Serif1" fo:font-style="normal" style:font-name-asian="Liberation Serif1" style:font-style-asian="normal" style:font-name-complex="Liberation Serif1" style:font-style-complex="normal"/>
    </style:style>
    <style:style style:name="T9" style:family="text">
      <style:text-properties style:text-position="0% 100%" style:font-name="Liberation Serif1" fo:font-style="italic" style:font-name-asian="Liberation Serif1" style:font-style-asian="italic" style:font-name-complex="Liberation Serif1" style:font-style-complex="italic"/>
    </style:style>
    <style:style style:name="T10" style:family="text">
      <style:text-properties fo:color="#ff8000" loext:opacity="100%" style:font-name="Liberation Serif" fo:font-style="italic" style:font-name-asian="Liberation Sans1" style:font-style-asian="italic" style:font-name-complex="Liberation Sans1" style:font-style-complex="italic"/>
    </style:style>
    <style:style style:name="T11" style:family="text">
      <style:text-properties fo:color="#ff8000" loext:opacity="100%" style:text-position="-8% 58%" style:font-name="Liberation Serif" fo:font-style="normal" style:font-name-asian="Liberation Sans1" style:font-style-asian="normal" style:font-name-complex="Liberation Sans1" style:font-style-complex="normal"/>
    </style:style>
    <style:style style:name="T12" style:family="text">
      <style:text-properties fo:color="#ff8000" loext:opacity="100%" style:text-position="33% 58%" style:font-name="Liberation Serif" fo:font-style="normal" style:font-name-asian="Liberation Sans1" style:font-style-asian="normal" style:font-name-complex="Liberation Sans1" style:font-style-complex="normal"/>
    </style:style>
    <style:style style:name="T13" style:family="text">
      <style:text-properties fo:color="#ff8000" loext:opacity="100%" style:text-position="0% 100%" style:font-name="Liberation Serif1" fo:font-style="normal" style:font-name-asian="Liberation Serif1" style:font-style-asian="normal" style:font-name-complex="Liberation Serif1" style:font-style-complex="normal"/>
    </style:style>
    <style:style style:name="T14" style:family="text">
      <style:text-properties fo:color="#ff8000" loext:opacity="100%" style:text-position="0% 100%" style:font-name="Liberation Serif1" fo:font-style="italic" style:font-name-asian="Liberation Serif1" style:font-style-asian="italic" style:font-name-complex="Liberation Serif1" style:font-style-complex="italic"/>
    </style:style>
    <style:style style:name="T15" style:family="text">
      <style:text-properties fo:color="#c9211e" loext:opacity="100%" style:text-position="0% 100%" style:font-name="Liberation Serif" fo:font-style="italic" style:font-name-asian="Liberation Sans1" style:font-style-asian="italic" style:font-name-complex="Liberation Sans1" style:font-style-complex="italic"/>
    </style:style>
    <style:style style:name="T16" style:family="text">
      <style:text-properties fo:color="#c9211e" loext:opacity="100%" style:text-position="-8% 58%" style:font-name="Liberation Serif" fo:font-style="normal" style:font-name-asian="Liberation Sans1" style:font-style-asian="normal" style:font-name-complex="Liberation Sans1" style:font-style-complex="normal"/>
    </style:style>
    <style:style style:name="T17" style:family="text">
      <style:text-properties fo:color="#c9211e" loext:opacity="100%" style:text-position="33% 58%" style:font-name="Liberation Serif" fo:font-style="normal" style:font-name-asian="Liberation Sans1" style:font-style-asian="normal" style:font-name-complex="Liberation Sans1" style:font-style-complex="normal"/>
    </style:style>
    <style:style style:name="T18" style:family="text">
      <style:text-properties fo:color="#c9211e" loext:opacity="100%" style:text-position="0% 100%" style:font-name="Liberation Serif1" fo:font-style="normal" style:font-name-asian="Liberation Serif1" style:font-style-asian="normal" style:font-name-complex="Liberation Serif1" style:font-style-complex="normal"/>
    </style:style>
    <style:style style:name="T19" style:family="text">
      <style:text-properties fo:color="#c9211e" loext:opacity="100%" style:text-position="0% 100%" style:font-name="Liberation Serif1" fo:font-style="italic" style:font-name-asian="Liberation Serif1" style:font-style-asian="italic" style:font-name-complex="Liberation Serif1" style:font-style-complex="italic"/>
    </style:style>
    <style:style style:name="T20" style:family="text">
      <style:text-properties style:font-name="Liberation Serif"/>
    </style:style>
    <style:style style:name="T21" style:family="text">
      <style:text-properties fo:color="#ff8000" loext:opacity="100%" style:text-position="0% 100%" style:font-name="Liberation Serif" fo:font-style="italic" style:font-name-asian="Liberation Sans1" style:font-style-asian="italic" style:font-name-complex="Liberation Sans1" style:font-style-complex="italic"/>
    </style:style>
    <style:style style:name="T22" style:family="text">
      <style:text-properties fo:color="#ff5429" loext:opacity="100%" style:text-position="0% 100%" style:font-name="Liberation Serif1" fo:font-style="italic" style:font-name-asian="Liberation Serif1" style:font-style-asian="italic" style:font-name-complex="Liberation Serif1" style:font-style-complex="italic"/>
    </style:style>
    <style:style style:name="T23" style:family="text">
      <style:text-properties fo:color="#000000" loext:opacity="100%" style:text-position="0% 100%" style:font-name="Liberation Serif1" fo:font-style="normal" style:font-name-asian="Liberation Serif1" style:font-style-asian="normal" style:font-name-complex="Liberation Serif1" style:font-style-complex="normal"/>
    </style:style>
    <style:style style:name="T24" style:family="text">
      <style:text-properties fo:color="#ff5429" loext:opacity="100%" style:text-position="0% 100%" style:font-name="Liberation Serif" fo:font-style="italic" style:font-name-asian="Liberation Serif1" style:font-style-asian="italic" style:font-name-complex="Liberation Serif1" style:font-style-complex="italic"/>
    </style:style>
    <style:style style:name="T25" style:family="text">
      <style:text-properties fo:color="#000000" loext:opacity="100%" style:text-position="0% 100%" style:font-name="Liberation Serif" fo:font-style="normal" style:font-name-asian="Liberation Serif1" style:font-style-asian="normal" style:font-name-complex="Liberation Serif1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239cm" svg:y1="9.435cm" svg:x2="16.774cm" svg:y2="9.435cm">
          <text:p/>
        </draw:line>
        <draw:line draw:style-name="gr2" draw:text-style-name="P1" draw:layer="layout" svg:x1="1.555cm" svg:y1="9.658cm" svg:x2="1.555cm" svg:y2="4.334cm">
          <text:p/>
        </draw:line>
        <draw:frame draw:style-name="gr3" draw:text-style-name="P3" draw:layer="layout" svg:width="1.58cm" svg:height="1.225cm" svg:x="1.2cm" svg:y="9.464cm">
          <draw:text-box>
            <text:p text:style-name="P2"><text:span text:style-name="T1">t</text:span><text:span text:style-name="T2">t</text:span></text:p>
          </draw:text-box>
        </draw:frame>
        <draw:line draw:style-name="gr2" draw:text-style-name="P1" draw:layer="layout" svg:x1="3.092cm" svg:y1="9.658cm" svg:x2="3.092cm" svg:y2="4.334cm">
          <text:p/>
        </draw:line>
        <draw:line draw:style-name="gr2" draw:text-style-name="P1" draw:layer="layout" svg:x1="9.409cm" svg:y1="9.645cm" svg:x2="9.409cm" svg:y2="4.372cm">
          <text:p/>
        </draw:line>
        <draw:frame draw:style-name="gr3" draw:text-style-name="P3" draw:layer="layout" svg:width="1.58cm" svg:height="1.225cm" svg:x="9.086cm" svg:y="9.415cm">
          <draw:text-box>
            <text:p text:style-name="P2"><text:span text:style-name="T1">t</text:span><text:span text:style-name="T2">r</text:span></text:p>
          </draw:text-box>
        </draw:frame>
        <draw:line draw:style-name="gr2" draw:text-style-name="P1" draw:layer="layout" svg:x1="11.558cm" svg:y1="9.664cm" svg:x2="11.558cm" svg:y2="4.391cm">
          <text:p/>
        </draw:line>
        <draw:line draw:style-name="gr4" draw:text-style-name="P4" draw:layer="layout" svg:x1="1.531cm" svg:y1="8.893cm" svg:x2="3.118cm" svg:y2="8.893cm">
          <text:p/>
        </draw:line>
        <draw:frame draw:style-name="gr5" draw:text-style-name="P6" draw:layer="layout" svg:width="1.362cm" svg:height="0.992cm" svg:x="1.798cm" svg:y="7.97cm">
          <draw:text-box>
            <text:p text:style-name="P5"><text:span text:style-name="T3">dt</text:span><text:span text:style-name="T4">s</text:span></text:p>
          </draw:text-box>
        </draw:frame>
        <draw:line draw:style-name="gr2" draw:text-style-name="P1" draw:layer="layout" svg:x1="4.356cm" svg:y1="9.689cm" svg:x2="4.356cm" svg:y2="4.334cm">
          <text:p/>
        </draw:line>
        <draw:line draw:style-name="gr4" draw:text-style-name="P4" draw:layer="layout" svg:x1="3.07cm" svg:y1="8.302cm" svg:x2="4.381cm" svg:y2="8.302cm">
          <text:p/>
        </draw:line>
        <draw:frame draw:style-name="gr6" draw:text-style-name="P6" draw:layer="layout" svg:width="1.362cm" svg:height="1.101cm" svg:x="3.257cm" svg:y="7.335cm">
          <draw:text-box>
            <text:p text:style-name="P5"><text:span text:style-name="T3">d</text:span><text:span text:style-name="T5">j</text:span><text:span text:style-name="T4">s</text:span></text:p>
          </draw:text-box>
        </draw:frame>
        <draw:frame draw:style-name="gr7" draw:text-style-name="P7" draw:layer="layout" svg:width="1.213cm" svg:height="0.955cm" svg:x="9.957cm" svg:y="8.007cm">
          <draw:text-box>
            <text:p><text:span text:style-name="T3">dt</text:span><text:span text:style-name="T5">r </text:span></text:p>
          </draw:text-box>
        </draw:frame>
        <draw:line draw:style-name="gr4" draw:text-style-name="P4" draw:layer="layout" svg:x1="9.384cm" svg:y1="8.876cm" svg:x2="11.585cm" svg:y2="8.876cm">
          <text:p/>
        </draw:line>
        <draw:line draw:style-name="gr2" draw:text-style-name="P1" draw:layer="layout" svg:x1="12.794cm" svg:y1="9.69cm" svg:x2="12.794cm" svg:y2="4.391cm">
          <text:p/>
        </draw:line>
        <draw:line draw:style-name="gr4" draw:text-style-name="P4" draw:layer="layout" svg:x1="11.537cm" svg:y1="8.306cm" svg:x2="12.823cm" svg:y2="8.306cm">
          <text:p/>
        </draw:line>
        <draw:frame draw:style-name="gr8" draw:text-style-name="P7" draw:layer="layout" svg:width="1.323cm" svg:height="1cm" svg:x="11.615cm" svg:y="7.327cm">
          <draw:text-box>
            <text:p><text:span text:style-name="T3">d</text:span><text:span text:style-name="T5">r,j </text:span></text:p>
          </draw:text-box>
        </draw:frame>
        <draw:line draw:style-name="gr2" draw:text-style-name="P1" draw:layer="layout" svg:x1="15.645cm" svg:y1="9.691cm" svg:x2="15.645cm" svg:y2="4.353cm">
          <text:p/>
        </draw:line>
        <draw:frame draw:style-name="gr9" draw:text-style-name="P9" draw:layer="layout" svg:width="2.53cm" svg:height="1.657cm" svg:x="13.281cm" svg:y="6.908cm">
          <draw:text-box>
            <text:p text:style-name="P8"><text:span text:style-name="T6">Σ</text:span><text:span text:style-name="T7">e</text:span><text:span text:style-name="T8">→</text:span><text:span text:style-name="T9">t</text:span></text:p>
          </draw:text-box>
        </draw:frame>
        <draw:line draw:style-name="gr4" draw:text-style-name="P4" draw:layer="layout" svg:x1="12.764cm" svg:y1="7.743cm" svg:x2="15.668cm" svg:y2="7.743cm">
          <text:p/>
        </draw:line>
        <draw:line draw:style-name="gr10" draw:text-style-name="P4" draw:layer="layout" svg:x1="4.357cm" svg:y1="4.344cm" svg:x2="15.654cm" svg:y2="4.344cm">
          <text:p/>
        </draw:line>
        <draw:line draw:style-name="gr11" draw:text-style-name="P4" draw:layer="layout" svg:x1="1.56cm" svg:y1="5.544cm" svg:x2="9.402cm" svg:y2="5.544cm">
          <text:p/>
        </draw:line>
        <draw:frame draw:style-name="gr12" draw:text-style-name="P11" draw:layer="layout" svg:width="2.116cm" svg:height="1.657cm" svg:x="4.602cm" svg:y="4.579cm">
          <draw:text-box>
            <text:p text:style-name="P10"><text:span text:style-name="T10">ρ</text:span><text:span text:style-name="T11">r</text:span><text:span text:style-name="T12">s</text:span><text:span text:style-name="T13">→</text:span><text:span text:style-name="T14">t</text:span></text:p>
          </draw:text-box>
        </draw:frame>
        <draw:frame draw:style-name="gr12" draw:text-style-name="P13" draw:layer="layout" svg:width="2.116cm" svg:height="1.657cm" svg:x="9.478cm" svg:y="3.371cm">
          <draw:text-box>
            <text:p text:style-name="P12"><text:span text:style-name="T15">p</text:span><text:span text:style-name="T16">r,j</text:span><text:span text:style-name="T17">s</text:span><text:span text:style-name="T18">→</text:span><text:span text:style-name="T19">t</text:span></text:p>
          </draw:text-box>
        </draw:frame>
        <draw:frame draw:style-name="gr13" draw:text-style-name="P3" draw:layer="layout" svg:width="2.57cm" svg:height="1.568cm" svg:x="16.332cm" svg:y="9.392cm">
          <draw:text-box>
            <text:p text:style-name="P2"><text:span text:style-name="T20">t</text:span></text:p>
          </draw:text-box>
        </draw:frame>
        <draw:frame draw:style-name="gr14" draw:text-style-name="P15" draw:layer="layout" svg:width="14.099cm" svg:height="0.954cm" svg:x="1.578cm" svg:y="1.53cm">
          <draw:text-box>
            <text:p text:style-name="P14"><text:span text:style-name="T21">p</text:span><text:span text:style-name="T11">r</text:span><text:span text:style-name="T12">s </text:span><text:span text:style-name="T13">→</text:span><text:span text:style-name="T14">t</text:span><text:span text:style-name="T22"> </text:span><text:span text:style-name="T23">: Equivalente en tiempo del rango geométrico.</text:span></text:p>
          </draw:text-box>
        </draw:frame>
        <draw:frame draw:style-name="gr15" draw:text-style-name="P15" draw:layer="layout" svg:width="14.646cm" svg:height="0.954cm" svg:x="1.522cm" svg:y="0.7cm">
          <draw:text-box>
            <text:p text:style-name="P14"><text:span text:style-name="T15">p</text:span><text:span text:style-name="T16">r,j</text:span><text:span text:style-name="T17">s</text:span><text:span text:style-name="T18">→</text:span><text:span text:style-name="T19">t</text:span><text:span text:style-name="T24"> </text:span><text:span text:style-name="T25">: Equivalente en tiempo del pseudorango.</text:span></text:p>
          </draw:text-box>
        </draw:frame>
        <draw:frame draw:style-name="gr16" draw:text-style-name="P9" draw:layer="layout" svg:width="16.416cm" svg:height="0.956cm" svg:x="1.447cm" svg:y="2.435cm">
          <draw:text-box>
            <text:p text:style-name="P8"><text:span text:style-name="T6">Σ</text:span><text:span text:style-name="T7">e </text:span><text:span text:style-name="T8">→</text:span><text:span text:style-name="T9">t </text:span><text:span text:style-name="T8">: Equivalente en tiempo de los errores adicionales.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iberation Serif2" svg:font-family="'Liberation Serif'" style:font-family-generic="swiss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4" draw:display-name="Arrowheads 4" svg:viewBox="0 0 840 707" svg:d="M0 0v110h418l-4 1-5 1-6 2-6 4-4 4-4 4-376 513-6 11-2 9-1 6 1 10 4 9 4 7 4 4 5 4 7 4 7 3 10 1h9l10-3 9-6 8-9 340-464 341 464 5 6 4 4 6 4 6 2 7 2h7 5l8-2 5-2 7-4 6-5 4-6 4-7 3-8v-9-6l-2-7-2-6-4-6-376-512-3-5-4-3-4-3-6-3-6-2-5-1h-2 410v-11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draw:stroke-dash draw:name="Double_20_Dash_20__28_Rounded_29_" draw:display-name="Double Dash (Rounded)" draw:style="round" draw:dots1="1" draw:dots1-length="701%" draw:distance="3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17T13:33:49.922000000</meta:creation-date>
    <dc:date>2022-11-17T14:43:10.396000000</dc:date>
    <meta:editing-duration>PT27M25S</meta:editing-duration>
    <meta:editing-cycles>3</meta:editing-cycles>
    <meta:generator>LibreOffice/7.2.0.4$Windows_X86_64 LibreOffice_project/9a9c6381e3f7a62afc1329bd359cc48accb6435b</meta:generator>
    <meta:document-statistic meta:object-count="28"/>
  </office:meta>
</office:document-meta>
</file>